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81180">
            <text:p>8118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2129.58333333333">
            <text:p>212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780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table:number-columns-repeated="3"/>
          <table:table-cell table:style-name="ce2" table:formula="of:=SUM([.B67:.F67])" office:value-type="float" office:value="12800">
            <text:p>12800</text:p>
          </table:table-cell>
          <table:table-cell table:style-name="ce8" table:formula="of:=SUM([.B87:.F87])" office:value-type="float" office:value="948.901098901099">
            <text:p>948.901098901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7:.F87])" office:value-type="float" office:value="948.901098901099">
            <text:p>948.9010989011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7:.F87])" office:value-type="float" office:value="948.901098901099">
            <text:p>948.901098901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7:.F87])" office:value-type="float" office:value="948.901098901099">
            <text:p>948.901098901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7];[.E87];[.F87])" office:value-type="float" office:value="464.285714285714">
            <text:p>464.2857142857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7:.E87])" office:value-type="float" office:value="948.901098901099">
            <text:p>948.9010989011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/>
          <table:table-cell table:style-name="ce2"/>
          <table:table-cell table:style-name="ce3" table:formula="of:=SUM([.B87:.F87])" office:value-type="float" office:value="948.901098901099">
            <text:p>948.901098901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4"/>
          <table:table-cell table:style-name="ce2"/>
          <table:table-cell table:style-name="ce3" table:formula="of:=SUM([.C87])" office:value-type="float" office:value="484.615384615385">
            <text:p>484.6153846154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/>
          <table:table-cell/>
          <table:table-cell table:style-name="ce3" table:formula="of:=SUM([.B87:.F87])" office:value-type="float" office:value="948.901098901099">
            <text:p>948.901098901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 office:value-type="string">
            <text:p>- Մանե</text:p>
          </table:table-cell>
          <table:table-cell/>
          <table:table-cell table:style-name="ce8"/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office:value-type="string">
            <text:p>-Hamle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2"/>
          <table:table-cell table:number-columns-repeated="2" office:value-type="string">
            <text:p>-Gena</text:p>
          </table:table-cell>
          <table:table-cell office:value-type="string">
            <text:p>+Stepan</text:p>
          </table:table-cell>
          <table:table-cell table:number-columns-repeated="2"/>
          <table:table-cell table:formula="of:=SUM([.B87:.E87])" office:value-type="float" office:value="948.901098901099">
            <text:p>948.9010989011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B87:.E87])" office:value-type="float" office:value="948.901098901099">
            <text:p>948.901098901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>
            <text:p>948.901098901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>
            <text:p>948.9010989011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>
            <text:p>948.901098901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];[.E87];[.F87])" office:value-type="float" office:value="464.285714285714">
            <text:p>464.2857142857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3" office:value-type="float" office:value="0">
            <text:p>0</text:p>
          </table:table-cell>
          <table:table-cell table:style-name="ce2" table:formula="of:=[.E67]/16" office:value-type="float" office:value="0">
            <text:p>0</text:p>
          </table:table-cell>
          <table:table-cell table:style-name="ce2" table:formula="of:=[.F67]/10" office:value-type="float" office:value="0">
            <text:p>0</text:p>
          </table:table-cell>
          <table:table-cell/>
          <table:table-cell table:style-name="ce2" table:formula="of:=SUM([.H67:.H86])" office:value-type="float" office:value="12800">
            <text:p>128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11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4T11:04:18</dc:date>
    <meta:editing-duration>P2DT13H38M8S</meta:editing-duration>
    <meta:editing-cycles>1236</meta:editing-cycles>
    <meta:generator>OpenOffice/4.1.1$Unix OpenOffice.org_project/411m6$Build-9775</meta:generator>
    <dc:creator>employee employee</dc:creator>
    <meta:document-statistic meta:table-count="9" meta:cell-count="2894" meta:object-count="0"/>
  </office:meta>
</office:document-meta>
</file>